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c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ime: 84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9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9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0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1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1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3339" calcext:value-type="float">
            <text:p>97.333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25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33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3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</table:table-row>
        <table:table-row table:style-name="ro1">
          <table:table-cell office:value-type="string" calcext:value-type="string">
            <text:p>Time: 145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3287" calcext:value-type="float">
            <text:p>86.328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/>CLASSIFI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48:29.106171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49:21.09917341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0" meta:object-count="0"/>
  </office:meta>
</office:document-meta>
</file>